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D00000028C3C0617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pitch="variable"/>
    <style:font-face style:name="Share-Regular" svg:font-family="Share-Regular" style:font-pitch="variable"/>
    <style:font-face style:name="Share-TechMono" svg:font-family="Share-TechMono" style:font-pitch="variable"/>
    <style:font-face style:name="SimSun" svg:font-family="SimSun, 宋体" style:font-pitch="variable"/>
    <style:font-face style:name="Tahoma3" svg:font-family="Tahoma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Share-Italic" svg:font-family="Share-Italic" style:font-family-generic="script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hare-Regular"/>
    </style:style>
    <style:style style:name="P2" style:family="paragraph" style:parent-style-name="Standard">
      <style:paragraph-properties fo:text-align="end" style:justify-single-word="false"/>
      <style:text-properties style:font-name="Share-Italic" fo:language="en" fo:country="GB" style:font-name-complex="Arial"/>
    </style:style>
    <style:style style:name="P3" style:family="paragraph" style:parent-style-name="Standard">
      <style:text-properties fo:color="#0000ff" style:font-name="Share-TechMono" fo:language="en" fo:country="GB" style:language-asian="zxx" style:country-asian="none"/>
    </style:style>
    <style:style style:name="P4" style:family="paragraph" style:parent-style-name="Standard">
      <style:paragraph-properties fo:margin-left="6.35cm" fo:margin-right="0cm" fo:text-indent="0cm" style:auto-text-indent="false"/>
    </style:style>
    <style:style style:name="P5" style:family="paragraph" style:parent-style-name="Standard">
      <style:paragraph-properties fo:margin-left="6.35cm" fo:margin-right="0cm" fo:text-indent="0cm" style:auto-text-indent="false"/>
      <style:text-properties fo:color="#ff0000" style:font-name="Share-TechMono" fo:font-size="8pt" fo:language="en" fo:country="GB" style:font-size-asian="8pt" style:font-name-complex="Courier New" style:font-size-complex="8pt"/>
    </style:style>
    <style:style style:name="P6" style:family="paragraph" style:parent-style-name="Standard">
      <style:paragraph-properties fo:margin-left="6.35cm" fo:margin-right="0cm" fo:text-indent="0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7" style:family="paragraph" style:parent-style-name="Standard">
      <style:paragraph-properties fo:margin-left="6.35cm" fo:margin-right="0cm" fo:text-indent="0cm" style:auto-text-indent="false"/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8" style:family="paragraph" style:parent-style-name="Standard">
      <style:paragraph-properties fo:margin-left="6.35cm" fo:margin-right="0cm" fo:text-indent="0cm" style:auto-text-indent="false">
        <style:tab-stops>
          <style:tab-stop style:position="0.924cm"/>
        </style:tab-stops>
      </style:paragraph-properties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9" style:family="paragraph" style:parent-style-name="Standard">
      <style:paragraph-properties fo:margin-left="6.35cm" fo:margin-right="0cm" fo:text-indent="0cm" style:auto-text-indent="false"/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P10" style:family="paragraph" style:parent-style-name="Standard">
      <style:paragraph-properties fo:margin-left="6.35cm" fo:margin-right="0cm" fo:text-indent="0.653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11" style:family="paragraph" style:parent-style-name="Standard">
      <style:paragraph-properties fo:margin-left="6.35cm" fo:margin-right="0cm" fo:text-indent="0cm" style:auto-text-indent="false"/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P12" style:family="paragraph" style:parent-style-name="Heading_20_1">
      <style:text-properties fo:color="#000000" style:font-name="Share-Bold" fo:language="en" fo:country="GB"/>
    </style:style>
    <style:style style:name="P13" style:family="paragraph">
      <style:paragraph-properties style:writing-mode="lr-tb"/>
    </style:style>
    <style:style style:name="P14" style:family="paragraph">
      <style:paragraph-properties fo:text-align="end" style:writing-mode="lr-tb"/>
    </style:style>
    <style:style style:name="P15" style:family="paragraph">
      <style:paragraph-properties style:text-autospace="none"/>
    </style:style>
    <style:style style:name="T1" style:family="text">
      <style:text-properties style:font-name="Share-Regular" fo:language="en" fo:country="GB" style:font-name-complex="Arial"/>
    </style:style>
    <style:style style:name="T2" style:family="text">
      <style:text-properties fo:language="en" fo:country="GB" style:font-name-complex="Arial"/>
    </style:style>
    <style:style style:name="T3" style:family="text">
      <style:text-properties fo:color="#0000ff"/>
    </style:style>
    <style:style style:name="T4" style:family="text">
      <style:text-properties fo:color="#0000ff" style:font-name="Share-TechMono" fo:font-size="8pt" fo:language="en" fo:country="GB" style:font-size-asian="8pt" style:font-name-complex="Courier New" style:font-size-complex="8pt"/>
    </style:style>
    <style:style style:name="T5" style:family="text">
      <style:text-properties style:font-name="Share-TechMono" fo:font-size="8pt" fo:language="en" fo:country="GB" style:font-size-asian="8pt" style:font-name-complex="Courier New" style:font-size-complex="8pt"/>
    </style:style>
    <style:style style:name="T6" style:family="text">
      <style:text-properties fo:color="#008000"/>
    </style:style>
    <style:style style:name="T7" style:family="text">
      <style:text-properties fo:color="#008000" style:font-name="Share-TechMono" fo:font-size="8pt" fo:language="en" fo:country="GB" style:font-size-asian="8pt" style:font-name-complex="Courier New" style:font-size-complex="8pt"/>
    </style:style>
    <style:style style:name="T8" style:family="text">
      <style:text-properties fo:color="#4d4d4d" style:font-name="Share-TechMono" fo:font-size="8pt" fo:language="fr" fo:country="FR" style:font-size-asian="8pt" style:font-name-complex="Courier New" style:font-size-complex="8pt"/>
    </style:style>
    <style:style style:name="T9" style:family="text"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T10" style:family="text"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T11" style:family="text">
      <style:text-properties fo:color="#333333" style:font-name="Share-TechMono" fo:font-size="8pt" fo:language="en" fo:country="GB" fo:font-weight="bold" style:font-size-asian="8pt" style:font-weight-asian="bold" style:font-name-complex="Courier New" style:font-size-complex="8pt"/>
    </style:style>
    <style:style style:name="T12" style:family="text">
      <style:text-properties fo:color="#333333" style:font-name="Share-TechMono" fo:font-size="8pt" fo:language="fr" fo:country="FR" style:font-size-asian="8pt" style:font-name-complex="Courier New" style:font-size-complex="8pt"/>
    </style:style>
    <style:style style:name="T13" style:family="text">
      <style:text-properties fo:color="#000000"/>
    </style:style>
    <style:style style:name="T14" style:family="text">
      <style:text-properties fo:color="#000000" style:font-name="Share-TechMono" fo:font-size="8pt" fo:language="en" fo:country="GB" style:font-size-asian="8pt" style:font-name-complex="Courier New" style:font-size-complex="8pt"/>
    </style:style>
    <style:style style:name="T15" style:family="text">
      <style:text-properties fo:color="#ff6600" style:font-name="Share-TechMono" fo:font-size="8pt" fo:language="en" fo:country="GB" style:font-size-asian="8pt" style:font-name-complex="Courier New" style:font-size-complex="8pt"/>
    </style:style>
    <style:style style:name="T16" style:family="text">
      <style:text-properties fo:color="#800000" style:font-name="Share-Regular" fo:font-size="10pt" fo:language="en" fo:country="GB" style:font-name-asian="SimSun" style:font-size-asian="10pt" style:language-asian="zh" style:country-asian="CN" style:font-name-complex="Arial" style:font-size-complex="12pt" style:language-complex="ar" style:country-complex="SA"/>
    </style:style>
    <style:style style:name="T17" style:family="text">
      <style:text-properties fo:color="#800000" style:font-name="Share-Regular" fo:font-size="10pt" fo:language="en" fo:country="GB" style:font-name-asian="SimSun" style:font-size-asian="10pt" style:language-asian="zh" style:country-asian="CN" style:font-name-complex="Times New Roman" style:font-size-complex="12pt" style:language-complex="ar" style:country-complex="SA"/>
    </style:style>
    <style:style style:name="T18" style:family="text">
      <style:text-properties fo:color="#800000" style:font-name="Share-Regular" fo:font-size="10pt" fo:language="en" fo:country="GB" fo:font-style="normal" fo:font-weight="normal" style:font-name-asian="Share-Regular" style:font-size-asian="10pt" style:language-asian="zh" style:country-asian="CN" style:font-style-asian="normal" style:font-weight-asian="normal" style:font-name-complex="Share-Regular" style:font-size-complex="10pt" style:language-complex="ar" style:country-complex="SA" style:font-style-complex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ff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style:run-through="foreground"/>
    </style:style>
    <style:style style:name="gr4" style:family="graphic">
      <style:graphic-properties draw:stroke="solid" svg:stroke-width="0.026cm" svg:stroke-color="#ff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solid" svg:stroke-width="0.026cm" svg:stroke-color="#ff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cm" svg:y="38.091cm" svg:width="25.698cm" style:rel-width="100%" draw:z-index="12">
        <draw:text-box fo:min-height="0.499cm">
          <text:p text:style-name="P1">Also<text:span text:style-name="T2"> check out the latest documentation:</text:span></text:p>
          <text:p text:style-name="Standard"><text:a xlink:type="simple" xlink:href="http://flow.typo3.org/documentation/codingguidelines.html"><text:span text:style-name="T1">http://flow.typo3.org/documentation/codingguidelines.html</text:span></text:a></text:p>
          <text:p text:style-name="P2">by Karsten Dambekalns</text:p>
        </draw:text-box>
      </draw:frame>
      <text:h text:style-name="P12" text:outline-level="1">TYPO3 <draw:frame draw:style-name="fr2" draw:name="graphics1" text:anchor-type="char" svg:x="22.225cm" svg:y="0cm" svg:width="2.893cm" svg:height="1.058cm" draw:z-index="7"><draw:image xlink:href="Pictures/100000000000006D00000028C3C06178.png" xlink:type="simple" xlink:show="embed" xlink:actuate="onLoad"/></draw:frame>Flow Coding Guidelines on one page</text:h>
      <text:p text:style-name="P3"/>
      <text:p text:style-name="P5">&lt;?php</text:p>
      <text:p text:style-name="P4"><draw:g text:anchor-type="char" draw:z-index="1" draw:style-name="gr1"><draw:custom-shape draw:style-name="gr2" draw:text-style-name="P13" svg:width="4.763cm" svg:height="2.541cm" svg:x="-0.953cm" svg:y="0.346cm"><text:p/><draw:enhanced-geometry svg:viewBox="0 0 21600 21600" draw:type="mso-spt41" draw:modifiers="32520 -1560 22560 2700 13680 2190 14744 3525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3" svg:width="4.763cm" svg:height="2.541cm" svg:x="-0.953cm" svg:y="0.346cm"><draw:text-box><text:p text:style-name="P13"><text:span text:style-name="T16">Namespace starts with vendor name followed by package key (name) and subparts as needed</text:span></text:p><text:p text:style-name="P13"><text:span text:style-name="T17"/></text:p></draw:text-box></draw:frame></draw:g><text:span text:style-name="T4">namespace</text:span><text:span text:style-name="T5"> Acme\TestPackage;</text:span></text:p>
      <text:p text:style-name="P6"/>
      <text:p text:style-name="P7">/* <text:s text:c="71"/>*</text:p>
      <text:p text:style-name="P7"><text:s/>* This script belongs to the TYPO3 Flow package "Kickstart". <text:s text:c="12"/>*</text:p>
      <text:p text:style-name="P7"><text:s/>* <text:s text:c="71"/>*</text:p>
      <text:p text:style-name="P7"><text:s/>* It is free software; you can redistribute it and/or modify it under <text:s text:c="3"/>*</text:p>
      <text:p text:style-name="P7"><text:s/>* the terms of the GNU General Public License, either version 3 of the <text:s text:c="2"/>*</text:p>
      <text:p text:style-name="P7"><text:s/>* License, or (at your option) any later version. <text:s text:c="23"/>*</text:p>
      <text:p text:style-name="P7"><text:s/>* <text:s text:c="71"/>*</text:p>
      <text:p text:style-name="P7"><text:s/>* The TYPO3 project - inspiring people to share! <text:s text:c="24"/>*</text:p>
      <text:p text:style-name="P7"><text:s/>* <text:s text:c="71"/>*/</text:p>
      <text:p text:style-name="P7"/>
      <text:p text:style-name="P7"><text:span text:style-name="T3">use</text:span> TYPO3\Flow\Annotations as Flow;</text:p>
      <text:p text:style-name="P7"/>
      <text:p text:style-name="P7">/**</text:p>
      <text:p text:style-name="P7"><draw:g text:anchor-type="char" draw:z-index="0" draw:style-name="gr1"><draw:custom-shape draw:style-name="gr2" draw:text-style-name="P13" svg:width="5.081cm" svg:height="1.906cm" svg:x="20.003cm" svg:y="0.291cm"><text:p/><draw:enhanced-geometry svg:viewBox="0 0 21600 21600" draw:type="mso-spt41" draw:modifiers="-31275 1200 -900 3600 -77948 -50080 -76950 -48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3" svg:width="5.081cm" svg:height="1.906cm" svg:x="20.003cm" svg:y="0.291cm"><draw:text-box><text:p text:style-name="P13"><text:span text:style-name="T16">Description of the class. Make it as long as needed, feel free to explain how to use it.</text:span></text:p><text:p text:style-name="P13"><text:span text:style-name="T17"/></text:p></draw:text-box></draw:frame></draw:g> * Fixture class for various unit tests (mainly the package- and component</text:p>
      <text:p text:style-name="P8"><text:s/>* manager)</text:p>
      <text:p text:style-name="P7"><text:s/>*</text:p>
      <text:p text:style-name="P7"><text:s/>* Must not implement the *BasicClassInterface! (See comment there)</text:p>
      <text:p text:style-name="P7"><text:s/>*</text:p>
      <text:p text:style-name="P7"><text:s/>* @Flow\Scope(<text:span text:style-name="T6">”singleton”</text:span>)</text:p>
      <text:p text:style-name="P4"><text:span text:style-name="T8"><text:s/></text:span><text:span text:style-name="T9">*/</text:span></text:p>
      <text:p text:style-name="P4"><text:span text:style-name="T4">class</text:span><text:span text:style-name="T5"> UniverseAnalyzer </text:span><text:span text:style-name="T4">extends</text:span><text:span text:style-name="T5"> BaseClass </text:span><text:span text:style-name="T4">implements</text:span><text:span text:style-name="T5"> SomeInterface {</text:span></text:p>
      <text:p text:style-name="P6"><draw:g text:anchor-type="char" draw:z-index="4" draw:style-name="gr1"><draw:custom-shape draw:style-name="gr2" draw:text-style-name="P13" svg:width="3.857cm" svg:height="1.684cm" svg:x="0cm" svg:y="0.288cm"><text:p/><draw:enhanced-geometry svg:viewBox="0 0 21600 21600" draw:type="mso-spt41" draw:modifiers="35792.5925925926 -8323.35078534032 22629 4320 6943 -139080 8083 -13694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3" svg:width="3.857cm" svg:height="1.684cm" svg:x="0cm" svg:y="0.288cm"><draw:text-box><text:p text:style-name="P13"><text:span text:style-name="T16">No empty line between DocComment and class, member var or method.</text:span></text:p><text:p text:style-name="P13"><text:span text:style-name="T17"/></text:p></draw:text-box></draw:frame></draw:g></text:p>
      <text:p text:style-name="P4"><text:span text:style-name="T5"><text:tab/></text:span><text:span text:style-name="T10">/**</text:span></text:p>
      <text:p text:style-name="P9"><draw:g text:anchor-type="char" draw:z-index="2" draw:style-name="gr1"><draw:custom-shape draw:style-name="gr2" draw:text-style-name="P13" svg:width="5.716cm" svg:height="1.906cm" svg:x="15.24cm" svg:y="0.182cm"><text:p/><draw:enhanced-geometry svg:viewBox="0 0 21600 21600" draw:type="mso-spt41" draw:modifiers="-22273.1255785251 -9211.47086031452 -800 3600 -49800 -105080 -48913 -103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3" svg:width="5.716cm" svg:height="1.906cm" svg:x="15.062cm" svg:y="0.182cm"><draw:text-box><text:p text:style-name="P13"><text:span text:style-name="T16">UpperCamelCase class name. Class names should be nouns.</text:span></text:p><text:p text:style-name="P13"><text:span text:style-name="T16">In other packages, refer to it using \Acme\TestPackage\MyClass.</text:span></text:p><text:p text:style-name="P13"><text:span text:style-name="T17"/></text:p></draw:text-box></draw:frame></draw:g><text:tab/> * Some injected dependency</text:p>
      <text:p text:style-name="P9"><text:tab/> *</text:p>
      <text:p text:style-name="P4"><text:span text:style-name="T10"><text:tab/> * </text:span><text:span text:style-name="T11">@var</text:span><text:span text:style-name="T10"> \Acme\Package\Service\FooGenerator</text:span></text:p>
      <text:p text:style-name="P4"><text:span text:style-name="T10"><text:tab/> * </text:span><text:span text:style-name="T11">@Flow\Inject</text:span></text:p>
      <text:p text:style-name="P9"><text:tab/> */</text:p>
      <text:p text:style-name="P4"><draw:g text:anchor-type="char" draw:z-index="6" draw:style-name="gr1"><draw:custom-shape draw:style-name="gr4" draw:text-style-name="P13" svg:width="3.176cm" svg:height="0.793cm" svg:x="-0.318cm" svg:y="0.279cm"><text:p/><draw:enhanced-geometry svg:viewBox="0 0 21600 21600" draw:type="mso-spt41" draw:modifiers="45718.6007773459 5856 23040 6426 19080 -191865 20676 -188688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3.176cm" svg:height="0.793cm" svg:x="-0.318cm" svg:y="0.277cm"><draw:text-box><text:p text:style-name="P14"><text:span text:style-name="T16">Indent with tabs.</text:span></text:p></draw:text-box></draw:frame></draw:g><text:span text:style-name="T5"><text:tab/></text:span><text:span text:style-name="T4">protected</text:span><text:span text:style-name="T5"> $someDependency = NULL;</text:span></text:p>
      <text:p text:style-name="P6"/>
      <text:p text:style-name="P4"><text:span text:style-name="T5"><text:tab/></text:span><text:span text:style-name="T10">/**</text:span></text:p>
      <text:p text:style-name="P9"><text:tab/> * Shows if you are addicted to TYPO3 Flow</text:p>
      <text:p text:style-name="P9"><text:tab/> *</text:p>
      <text:p text:style-name="P4"><draw:g text:anchor-type="char" draw:z-index="5" draw:style-name="gr1"><draw:custom-shape draw:style-name="gr2" draw:text-style-name="P13" svg:width="3.744cm" svg:height="1.572cm" svg:x="0.318cm" svg:y="0.171cm"><text:p/><draw:enhanced-geometry svg:viewBox="0 0 21600 21600" draw:type="mso-spt41" draw:modifiers="40595.3838907207 -823.318385650224 22500 4364 6075 -332994 7073 -33083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3" svg:width="3.744cm" svg:height="1.572cm" svg:x="0.318cm" svg:y="0.169cm"><draw:text-box><text:p text:style-name="P13"><text:span text:style-name="T16">Use var tag. Optional description goes in the line before.</text:span></text:p></draw:text-box></draw:frame></draw:g><text:span text:style-name="T10"><text:tab/> * </text:span><text:span text:style-name="T11">@var</text:span><text:span text:style-name="T10"> boolean</text:span></text:p>
      <text:p text:style-name="P9"><text:tab/> */</text:p>
      <text:p text:style-name="P4"><text:span text:style-name="T5"><text:tab/></text:span><text:span text:style-name="T4">protected</text:span><text:span text:style-name="T5"> $addictedToFlow = TRUE;</text:span></text:p>
      <text:p text:style-name="P6"/>
      <text:p text:style-name="P4"><text:span text:style-name="T5"><text:tab/></text:span><text:span text:style-name="T10">/**</text:span></text:p>
      <text:p text:style-name="P9"><draw:g text:anchor-type="char" draw:z-index="13" draw:style-name="gr1"><draw:custom-shape draw:style-name="gr2" draw:text-style-name="P13" svg:width="5.081cm" svg:height="1.019cm" svg:x="19.664cm" svg:y="0.131cm"><text:p/><draw:enhanced-geometry svg:viewBox="0 0 21600 21600" draw:type="mso-spt41" draw:modifiers="-12685.5952794169 298.961937716263 -900 3600 -77948 -50080 -76950 -48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3" svg:width="5.081cm" svg:height="1.019cm" svg:x="19.664cm" svg:y="0.131cm"><draw:text-box><text:p text:style-name="P13"><text:span text:style-name="T16">Description of the method. Make it as long as needed</text:span><text:span text:style-name="T17">.</text:span></text:p></draw:text-box></draw:frame></draw:g><text:tab/> * A great method which shows how to indent control structures.</text:p>
      <text:p text:style-name="P9"><draw:g text:anchor-type="char" draw:z-index="8" draw:style-name="gr1"><draw:custom-shape draw:style-name="gr2" draw:text-style-name="P13" svg:width="3.811cm" svg:height="1.22cm" svg:x="0.737cm" svg:y="0.071cm"><text:p/><draw:enhanced-geometry svg:viewBox="0 0 21600 21600" draw:type="mso-spt41" draw:modifiers="37342.7117075428 12766.4739884393 22708 4320 13015 56760 14243 5889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3" svg:width="3.811cm" svg:height="1.22cm" svg:x="0.737cm" svg:y="0.071cm"><draw:text-box><text:p text:style-name="P13"><text:span text:style-name="T16">Param tag: type, name, description.</text:span></text:p></draw:text-box></draw:frame></draw:g><text:tab/> *</text:p>
      <text:p text:style-name="P4"><draw:g text:anchor-type="char" draw:z-index="17" draw:style-name="gr1"><draw:custom-shape draw:style-name="gr4" draw:text-style-name="P13" svg:width="5.065cm" svg:height="1.183cm" svg:x="13.538cm" svg:y="0.217cm"><text:p/><draw:enhanced-geometry svg:viewBox="0 0 21600 21600" draw:mirror-horizontal="false" draw:mirror-vertical="false" draw:type="mso-spt41" draw:modifiers="-12424.5125348189 22436.9597615499 45.1253481894151 11685.245901639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3" svg:width="5.065cm" svg:height="1.183cm" svg:x="13.538cm" svg:y="0.217cm"><draw:text-box><text:p text:style-name="P15"><text:span text:style-name="T16">Method names should be verbs.</text:span></text:p></draw:text-box></draw:frame></draw:g><text:span text:style-name="T10"><text:tab/> * </text:span><text:span text:style-name="T11">@param</text:span><text:span text:style-name="T10"> array $someArray Some array</text:span></text:p>
      <text:p text:style-name="P4"><text:span text:style-name="T10"><text:tab/> * </text:span><text:span text:style-name="T11">@param</text:span><text:span text:style-name="T10"> \Acme\Package\MyClass $object An instance of MyClass</text:span></text:p>
      <text:p text:style-name="P4"><draw:g text:anchor-type="char" draw:z-index="3" draw:style-name="gr1"><draw:custom-shape draw:style-name="gr2" draw:text-style-name="P13" svg:width="6.107cm" svg:height="1.498cm" svg:x="21.107cm" svg:y="0.131cm"><text:p/><draw:enhanced-geometry svg:viewBox="0 0 21600 21600" draw:type="mso-spt41" draw:modifiers="-4565.75223794398 10164.7058823529 -982 4580 -94991 -101589 -93903 -9932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3" svg:width="6.107cm" svg:height="1.498cm" svg:x="21.107cm" svg:y="0.129cm"><draw:text-box><text:p text:style-name="P13"><text:span text:style-name="T16">Opening brace on same line with opening token. One space before.</text:span></text:p><text:p text:style-name="P13"><text:span text:style-name="T17"/></text:p></draw:text-box></draw:frame></draw:g><text:span text:style-name="T10"><text:tab/> * </text:span><text:span text:style-name="T11">@return</text:span><text:span text:style-name="T10"> void</text:span></text:p>
      <text:p text:style-name="P4"><text:span text:style-name="T10"><text:tab/></text:span><text:span text:style-name="T12"> </text:span><draw:g text:anchor-type="char" draw:z-index="9" draw:style-name="gr1"><draw:custom-shape draw:style-name="gr2" draw:text-style-name="P13" svg:width="4.975cm" svg:height="2.541cm" svg:x="0.406cm" svg:y="0.332cm"><text:p/><draw:enhanced-geometry svg:viewBox="0 0 21600 21600" draw:type="mso-spt41" draw:modifiers="33304 9765 22519 2700 11719 -24120 12738 -22785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3" svg:width="4.975cm" svg:height="2.541cm" svg:x="0.406cm" svg:y="0.332cm"><draw:text-box><text:p text:style-name="P13"><text:span text:style-name="T16">Multiline conditions:</text:span></text:p><text:p text:style-name="P13"><text:span text:style-name="T16">Indent them and add a extra indent to following code.</text:span></text:p><text:p text:style-name="P13"><text:span text:style-name="T16">Put the boolean operators at beginning of line.</text:span></text:p></draw:text-box></draw:frame></draw:g><text:span text:style-name="T10">*/</text:span></text:p>
      <text:p text:style-name="P4"><text:span text:style-name="T4"><text:tab/>public function</text:span><text:span text:style-name="T5"> analyzeUniverse(</text:span><text:span text:style-name="T4">array</text:span><text:span text:style-name="T5"> $myParameter, \Acme\Package\MyClass $object) {</text:span></text:p>
      <text:p text:style-name="P4"><draw:g text:anchor-type="char" draw:z-index="14" draw:style-name="gr1"><draw:custom-shape draw:style-name="gr4" draw:text-style-name="P13" svg:width="8.252cm" svg:height="1.103cm" svg:x="17.59cm" svg:y="0.109cm"><text:p/><draw:enhanced-geometry svg:viewBox="0 0 21600 21600" draw:mirror-horizontal="false" draw:mirror-vertical="false" draw:type="mso-spt41" draw:modifiers="-2326.65099380209 -345.047923322684 1136.34370889961 9445.54455445545 -79863 -209895 -78603 -206717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3" svg:width="8.252cm" svg:height="1.103cm" svg:x="17.59cm" svg:y="0.361cm"><draw:text-box><text:p><text:span text:style-name="T16">Use type hinting. </text:span><text:span text:style-name="T18">Use full class name for type </text:span><text:span text:style-name="T16">hints <text:s/>(optional) and documentation (a must for TYPO3 Flow to be able to “understand” class namespaces).</text:span></text:p></draw:text-box></draw:frame></draw:g><text:span text:style-name="T4"><text:tab/><text:tab/>if </text:span><text:span text:style-name="T14">(</text:span><text:span text:style-name="T4">isset</text:span><text:span text:style-name="T14">(</text:span><text:span text:style-name="T4">$myParameter[</text:span><text:span text:style-name="T7">'question'</text:span><text:span text:style-name="T4">]</text:span><text:span text:style-name="T14">)</text:span></text:p>
      <text:p text:style-name="P4"><text:span text:style-name="T14"><text:tab/><text:tab/><text:tab/></text:span><text:span text:style-name="T4">&amp;&amp; $this</text:span><text:span text:style-name="T14">-&gt;answerToEverything === </text:span><text:span text:style-name="T15">42</text:span></text:p>
      <text:p text:style-name="P4"><text:span text:style-name="T4"><text:tab/><text:tab/><text:tab/>|| count($myParameter</text:span><text:span text:style-name="T14">) &gt;</text:span><text:span text:style-name="T4"> </text:span><text:span text:style-name="T15">3</text:span><text:span text:style-name="T4">) </text:span><text:span text:style-name="T14">{</text:span></text:p>
      <text:p text:style-name="P4"><text:span text:style-name="T4"><text:tab/><text:tab/><text:tab/><text:tab/>$this</text:span><text:span text:style-name="T14">-&gt;fanOfTYPO3Flow</text:span><text:span text:style-name="T4"> </text:span><text:span text:style-name="T14">=</text:span><text:span text:style-name="T4"> </text:span><text:span text:style-name="T5">TRUE</text:span><text:span text:style-name="T14">;</text:span></text:p>
      <text:p text:style-name="P4"><text:span text:style-name="T4"><text:tab/><text:tab/></text:span><text:span text:style-name="T14">}</text:span><text:span text:style-name="T4"> else </text:span><text:span text:style-name="T14">{</text:span></text:p>
      <text:p text:style-name="P4"><text:span text:style-name="T4"><text:tab/><text:tab/><text:tab/>throw new </text:span><text:span text:style-name="T5">Exception(</text:span><text:span text:style-name="T7">'We cannot tolerate that.'</text:span><text:span text:style-name="T5">, </text:span><text:span text:style-name="T15">1223391710</text:span><text:span text:style-name="T5">)</text:span><text:span text:style-name="T14">;</text:span></text:p>
      <text:p text:style-name="P10"><draw:g text:anchor-type="char" draw:z-index="10" draw:style-name="gr1"><draw:custom-shape draw:style-name="gr4" draw:text-style-name="P13" svg:width="4.022cm" svg:height="1.975cm" svg:x="15.55cm" svg:y="0.022cm"><text:p/><draw:enhanced-geometry svg:viewBox="0 0 21600 21600" draw:mirror-horizontal="false" draw:mirror-vertical="false" draw:type="mso-spt41" draw:modifiers="-3475.31784305129 1600.71428571429 -1137 6426 -79295 -355204 -78035 -35202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3" svg:width="4.022cm" svg:height="1.975cm" svg:x="14.55cm" svg:y="0.018cm"><draw:text-box><text:p text:style-name="P13"><text:span text:style-name="T16">Clear message!</text:span></text:p><text:p text:style-name="P13"><text:span text:style-name="T17"/></text:p></draw:text-box></draw:frame></draw:g><text:span text:style-name="T3"><text:tab/></text:span><text:span text:style-name="T13">}</text:span></text:p>
      <text:p text:style-name="P10"><draw:g text:anchor-type="char" draw:z-index="11" draw:style-name="gr1"><draw:custom-shape draw:style-name="gr4" draw:text-style-name="P13" svg:width="4.947cm" svg:height="1.431cm" svg:x="17.823cm" svg:y="0.332cm"><text:p/><draw:enhanced-geometry svg:viewBox="0 0 21600 21600" draw:mirror-horizontal="false" draw:mirror-vertical="false" draw:type="mso-spt41" draw:modifiers="-1316.79144385027 -13406.8965517241 5846.23955431755 819.24144310823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3" svg:width="5.377cm" svg:height="1.431cm" svg:x="17.641cm" svg:y="0.332cm"><draw:text-box><text:p text:style-name="P13"><text:span text:style-name="T16">UNIX timestamp at time of writing the throw clause.</text:span></text:p><text:p text:style-name="P13"><text:span text:style-name="T17"/></text:p></draw:text-box></draw:frame></draw:g>}</text:p>
      <text:p text:style-name="P6"/>
      <text:p text:style-name="P4"><text:span text:style-name="T5"><text:tab/></text:span><text:span text:style-name="T10">/**</text:span></text:p>
      <text:p text:style-name="P9"><text:tab/> * This is a setter for the fanOfFlow property.</text:p>
      <text:p text:style-name="P9"><text:tab/> *</text:p>
      <text:p text:style-name="P4"><text:span text:style-name="T10"><text:tab/> * </text:span><text:span text:style-name="T11">@param</text:span><text:span text:style-name="T10"> boolean $isFan Pass TRUE to mark a fan, FALSE for a Zend follower</text:span></text:p>
      <text:p text:style-name="P4"><draw:g text:anchor-type="char" draw:z-index="18" draw:style-name="gr1"><draw:custom-shape draw:style-name="gr2" draw:text-style-name="P13" svg:width="5.806cm" svg:height="1.186cm" svg:x="-0.078cm" svg:y="0.065cm"><text:p/><draw:enhanced-geometry svg:viewBox="0 0 21600 21600" draw:type="mso-spt41" draw:modifiers="27472.4179829891 1797.32540861813 22519 4320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3" svg:width="5.806cm" svg:height="1.186cm" svg:x="-0.078cm" svg:y="0.065cm"><draw:text-box><text:p text:style-name="P13"><text:span text:style-name="T16">Return tag with type, even if it is „void”. Only __construct() has no return tag.</text:span></text:p></draw:text-box></draw:frame></draw:g><text:span text:style-name="T10"><text:tab/> * </text:span><text:span text:style-name="T11">@return</text:span><text:span text:style-name="T10"> void</text:span></text:p>
      <text:p text:style-name="P9"><draw:g text:anchor-type="char" draw:z-index="16" draw:style-name="gr1"><draw:custom-shape draw:style-name="gr4" draw:text-style-name="P13" svg:width="5.252cm" svg:height="0.941cm" svg:x="16.254cm" svg:y="0.291cm"><text:p/><draw:enhanced-geometry svg:viewBox="0 0 21600 21600" draw:mirror-horizontal="false" draw:mirror-vertical="false" draw:type="mso-spt41" draw:modifiers="-12968.7038280725 4651.68539325843 573.889143380669 8941.1764705882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3" svg:width="6.167cm" svg:height="0.941cm" svg:x="16.254cm" svg:y="0.291cm"><draw:text-box><text:p text:style-name="P15"><text:span text:style-name="T16">Setter methods should start with „set”.</text:span></text:p></draw:text-box></draw:frame></draw:g><text:tab/> */</text:p>
      <text:p text:style-name="P4"><text:span text:style-name="T4"><text:tab/>public function</text:span><text:span text:style-name="T5"> setFanOfFlow($isFan) {</text:span></text:p>
      <text:p text:style-name="P4"><text:span text:style-name="T5"><text:tab/><text:tab/><text:tab/></text:span><text:span text:style-name="T9">// comments indented one extra level</text:span></text:p>
      <text:p text:style-name="P4"><text:span text:style-name="T4"><text:tab/><text:tab/>$this</text:span><text:span text:style-name="T14">-&gt;fanOfFlow</text:span><text:span text:style-name="T4"> </text:span><text:span text:style-name="T14">=</text:span><text:span text:style-name="T4"> $isFan</text:span><text:span text:style-name="T14">;</text:span></text:p>
      <text:p text:style-name="P6"><text:tab/>}</text:p>
      <text:p text:style-name="P6"/>
      <text:p text:style-name="P4"><text:span text:style-name="T5"><text:tab/></text:span><text:span text:style-name="T10">/**</text:span></text:p>
      <text:p text:style-name="P9"><text:tab/> * As simple as it gets – a boolean getter.</text:p>
      <text:p text:style-name="P9"><draw:frame text:anchor-type="char" draw:z-index="21" draw:style-name="gr6" draw:text-style-name="P13" svg:width="5.806cm" svg:height="1.186cm" svg:x="0.076cm" svg:y="0.168cm"><draw:text-box><text:p text:style-name="P13"><text:span text:style-name="T16">„</text:span><text:span text:style-name="T16">api” keywords define public API</text:span></text:p></draw:text-box></draw:frame><text:tab/> *</text:p>
      <text:p text:style-name="P4"><draw:custom-shape text:anchor-type="char" draw:z-index="20" draw:style-name="gr5" draw:text-style-name="P13" svg:width="5.806cm" svg:height="0.668cm" svg:x="-0.002cm" svg:y="0.134cm"><text:p/><draw:enhanced-geometry svg:viewBox="0 0 21600 21600" draw:type="mso-spt41" draw:modifiers="27400.2430133657 12424.2744063325 19001.7010935601 11008.618127786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text:span text:style-name="T10"><text:tab/> * </text:span><text:span text:style-name="T11">@return</text:span><text:span text:style-name="T10"> boolean Whether a foo was detected (TRUE) or not (FALSE)</text:span></text:p>
      <text:p text:style-name="P4"><text:span text:style-name="T10"><text:tab/> * </text:span><text:span text:style-name="T11">@api</text:span></text:p>
      <text:p text:style-name="P9"><text:tab/> */</text:p>
      <text:p text:style-name="P4"><draw:g text:anchor-type="char" draw:z-index="19" draw:style-name="gr1"><draw:custom-shape draw:style-name="gr2" draw:text-style-name="P13" svg:width="5.806cm" svg:height="1.186cm" svg:x="-0.026cm" svg:y="0.22cm"><text:p/><draw:enhanced-geometry svg:viewBox="0 0 21600 21600" draw:type="mso-spt41" draw:modifiers="27472.4179829891 1797.32540861813 22519 4320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3" svg:width="5.806cm" svg:height="1.186cm" svg:x="-0.026cm" svg:y="0.22cm"><draw:text-box><text:p text:style-name="P13"><text:span text:style-name="T16">„</text:span><text:span text:style-name="T16">static” and „abstract” keywords before the visibility modifier</text:span></text:p></draw:text-box></draw:frame></draw:g><text:span text:style-name="T4"><text:tab/>static public function</text:span><text:span text:style-name="T5"> getSomeValue() {</text:span></text:p>
      <text:p text:style-name="P4"><text:span text:style-name="T4"><text:tab/><text:tab/>return self::</text:span><text:span text:style-name="T14">$foo;</text:span></text:p>
      <text:p text:style-name="P6"><draw:g text:anchor-type="char" draw:z-index="15" draw:style-name="gr1"><draw:custom-shape draw:style-name="gr4" draw:text-style-name="P13" svg:width="8.116cm" svg:height="0.989cm" svg:x="12.698cm" svg:y="0.113cm"><text:p/><draw:enhanced-geometry svg:viewBox="0 0 21600 21600" draw:mirror-horizontal="false" draw:mirror-vertical="false" draw:type="mso-spt41" draw:modifiers="-2834.94132985658 -7585.02673796791 649.5439980281 5075.30064754857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3" svg:width="8.116cm" svg:height="0.989cm" svg:x="12.698cm" svg:y="0.113cm"><draw:text-box><text:p text:style-name="P15"><text:span text:style-name="T16">Methods returning boolean values should start with „has” or „is”. Other getters should start with „get“.</text:span></text:p></draw:text-box></draw:frame></draw:g><text:tab/>}</text:p>
      <text:p text:style-name="P6"/>
      <text:p text:style-name="P6">}</text:p>
      <text:p text:style-name="P6"/>
      <text:p text:style-name="P5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pitch="variable"/>
    <style:font-face style:name="Share-Regular" svg:font-family="Share-Regular" style:font-pitch="variable"/>
    <style:font-face style:name="Share-TechMono" svg:font-family="Share-TechMono" style:font-pitch="variable"/>
    <style:font-face style:name="SimSun" svg:font-family="SimSun, 宋体" style:font-pitch="variable"/>
    <style:font-face style:name="Tahoma3" svg:font-family="Tahoma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Share-Italic" svg:font-family="Share-Italic" style:font-family-generic="script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font-name="Arial" fo:language="en" fo:country="GB" style:text-underline-style="none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42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0-07T18:20:49</meta:creation-date>
    <dc:date>2012-10-01T16:53:45</dc:date>
    <meta:editing-duration>PT1H55M15S</meta:editing-duration>
    <meta:editing-cycles>24</meta:editing-cycles>
    <meta:generator>LibreOffice/3.5$MacOSX_x86 LibreOffice_project/e0fbe70-dcba98b-297ab39-994e618-0f858f0</meta:generator>
    <meta:document-statistic meta:table-count="0" meta:image-count="1" meta:object-count="0" meta:page-count="1" meta:paragraph-count="75" meta:word-count="308" meta:character-count="2341" meta:non-whitespace-character-count="1658"/>
    <meta:user-defined meta:name="Info 1"/>
    <meta:user-defined meta:name="Info 2"/>
    <meta:user-defined meta:name="Info 3"/>
    <meta:user-defined meta:name="Info 4"/>
  </office:meta>
</office:document-meta>
</file>